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05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3.431cm"/>
    </style:style>
    <style:style style:name="co4" style:family="table-column">
      <style:table-column-properties fo:break-before="auto" style:column-width="3.112cm"/>
    </style:style>
    <style:style style:name="co5" style:family="table-column">
      <style:table-column-properties fo:break-before="auto" style:column-width="3.627cm"/>
    </style:style>
    <style:style style:name="co6" style:family="table-column">
      <style:table-column-properties fo:break-before="auto" style:column-width="3.55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556cm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2.49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0.74pt dotte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2.49pt solid #000000" style:direction="ltr" fo:border-right="0.74pt dotte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2.49pt solid #000000" style:direction="ltr" fo:border-right="0.74pt dotted #000000" style:rotation-angle="0" style:rotation-align="none" style:shrink-to-fit="false" fo:border-top="0.74pt dotte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74pt dotted #000000" style:rotation-angle="0" style:rotation-align="none" style:shrink-to-fit="false" fo:border-top="0.74pt dotte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0.74pt dotte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0.74pt dotted #000000" style:direction="ltr" fo:border-right="0.74pt dotte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74pt dotte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0.74pt dotted #000000" style:direction="ltr" fo:border-right="0.74pt dotted #000000" style:rotation-angle="0" style:rotation-align="none" style:shrink-to-fit="false" fo:border-top="0.74pt dotte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dotted #000000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0.74pt dotte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0.74pt dotted #000000" style:direction="ltr" fo:border-right="2.49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0.74pt dotted #000000" style:direction="ltr" fo:border-right="2.49pt solid #000000" style:rotation-angle="0" style:rotation-align="none" style:shrink-to-fit="false" fo:border-top="0.74pt dotte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0.74pt dotted #000000" style:direction="ltr" fo:border-right="2.49pt solid #000000" style:rotation-angle="0" style:rotation-align="none" style:shrink-to-fit="false" fo:border-top="0.74pt dotte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column table:style-name="co6" table:default-cell-style-name="Default"/>
        <table:table-column table:style-name="co2" table:number-columns-repeated="50" table:default-cell-style-name="Default"/>
        <table:table-row table:style-name="ro1">
          <table:table-cell/>
          <table:table-cell table:style-name="ce1"/>
          <table:table-cell table:number-columns-repeated="62"/>
        </table:table-row>
        <table:table-row table:style-name="ro2">
          <table:table-cell/>
          <table:table-cell table:style-name="ce2"/>
          <table:table-cell table:style-name="ce7" office:value-type="string" calcext:value-type="string" table:number-columns-spanned="3" table:number-rows-spanned="1">
            <text:p>B = 3</text:p>
          </table:table-cell>
          <table:covered-table-cell table:style-name="ce12"/>
          <table:covered-table-cell table:style-name="ce17"/>
          <table:table-cell table:style-name="ce7" office:value-type="string" calcext:value-type="string" table:number-columns-spanned="3" table:number-rows-spanned="1">
            <text:p>B = 4</text:p>
          </table:table-cell>
          <table:covered-table-cell table:style-name="ce12"/>
          <table:covered-table-cell table:style-name="ce17"/>
          <table:table-cell table:style-name="ce7" office:value-type="string" calcext:value-type="string" table:number-columns-spanned="3" table:number-rows-spanned="1">
            <text:p>B = 2</text:p>
          </table:table-cell>
          <table:covered-table-cell table:style-name="ce12"/>
          <table:covered-table-cell table:style-name="ce17"/>
          <table:table-cell table:style-name="ce7" office:value-type="string" calcext:value-type="string" table:number-columns-spanned="3" table:number-rows-spanned="1">
            <text:p>B = 1</text:p>
          </table:table-cell>
          <table:covered-table-cell table:style-name="ce12"/>
          <table:covered-table-cell table:style-name="ce17"/>
          <table:table-cell table:number-columns-repeated="50"/>
        </table:table-row>
        <table:table-row table:style-name="ro3">
          <table:table-cell/>
          <table:table-cell table:style-name="ce3"/>
          <table:table-cell table:style-name="ce8" office:value-type="string" calcext:value-type="string">
            <text:p>Medida en dBm</text:p>
          </table:table-cell>
          <table:table-cell table:style-name="ce13" office:value-type="string" calcext:value-type="string">
            <text:p>Teórico</text:p>
          </table:table-cell>
          <table:table-cell table:style-name="ce18" office:value-type="string" calcext:value-type="string">
            <text:p>Práctico</text:p>
          </table:table-cell>
          <table:table-cell table:style-name="ce8" office:value-type="string" calcext:value-type="string">
            <text:p>Medida en dBm</text:p>
          </table:table-cell>
          <table:table-cell table:style-name="ce13" office:value-type="string" calcext:value-type="string">
            <text:p>Teórico</text:p>
          </table:table-cell>
          <table:table-cell table:style-name="ce18" office:value-type="string" calcext:value-type="string">
            <text:p>Práctico</text:p>
          </table:table-cell>
          <table:table-cell table:style-name="ce8" office:value-type="string" calcext:value-type="string">
            <text:p>Medida en dBm</text:p>
          </table:table-cell>
          <table:table-cell table:style-name="ce13" office:value-type="string" calcext:value-type="string">
            <text:p>Teórico</text:p>
          </table:table-cell>
          <table:table-cell table:style-name="ce18" office:value-type="string" calcext:value-type="string">
            <text:p>Práctico</text:p>
          </table:table-cell>
          <table:table-cell table:style-name="ce8" office:value-type="string" calcext:value-type="string">
            <text:p>Medida en dBm</text:p>
          </table:table-cell>
          <table:table-cell table:style-name="ce13" office:value-type="string" calcext:value-type="string">
            <text:p>Teórico</text:p>
          </table:table-cell>
          <table:table-cell table:style-name="ce18" office:value-type="string" calcext:value-type="string">
            <text:p>Práctico</text:p>
          </table:table-cell>
          <table:table-cell table:number-columns-repeated="5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J0(B)</text:p>
          </table:table-cell>
          <table:table-cell table:style-name="ce9" office:value-type="float" office:value="-16.7" calcext:value-type="float">
            <text:p>-16,7</text:p>
          </table:table-cell>
          <table:table-cell table:style-name="ce14" table:formula="of:=ABS(BESSELJ(3;[.A4]))" office:value-type="float" office:value="0.260051954901933" calcext:value-type="float">
            <text:p>0,260051954901933</text:p>
          </table:table-cell>
          <table:table-cell table:style-name="ce19" table:formula="of:=POWER(10;-([.$D$20]-[.C4])/20)" office:value-type="float" office:value="0.271019163189084" calcext:value-type="float">
            <text:p>0,271019163189084</text:p>
          </table:table-cell>
          <table:table-cell table:style-name="ce9" office:value-type="float" office:value="-39.21" calcext:value-type="float">
            <text:p>-39,21</text:p>
          </table:table-cell>
          <table:table-cell table:style-name="ce14" table:formula="of:=ABS(BESSELJ(4;[.A4]))" office:value-type="float" office:value="0.397149809863847" calcext:value-type="float">
            <text:p>0,397149809863847</text:p>
          </table:table-cell>
          <table:table-cell table:style-name="ce19" table:formula="of:=POWER(10;-([.$D$20]-[.F4])/20)" office:value-type="float" office:value="0.0203001851985968" calcext:value-type="float">
            <text:p>0,020300185198597</text:p>
          </table:table-cell>
          <table:table-cell table:style-name="ce9" office:value-type="float" office:value="-40.51" calcext:value-type="float">
            <text:p>-40,51</text:p>
          </table:table-cell>
          <table:table-cell table:style-name="ce14" table:formula="of:=ABS(BESSELJ(2;[.A4]))" office:value-type="float" office:value="0.223890779141236" calcext:value-type="float">
            <text:p>0,223890779141236</text:p>
          </table:table-cell>
          <table:table-cell table:style-name="ce19" table:formula="of:=POWER(10;-([.$D$20]-[.I4])/20)" office:value-type="float" office:value="0.0174783326241822" calcext:value-type="float">
            <text:p>0,017478332624182</text:p>
          </table:table-cell>
          <table:table-cell table:style-name="ce9" office:value-type="float" office:value="-29.84" calcext:value-type="float">
            <text:p>-29,84</text:p>
          </table:table-cell>
          <table:table-cell table:style-name="ce14" table:formula="of:=ABS(BESSELJ(1;[.A4]))" office:value-type="float" office:value="0.765197686557967" calcext:value-type="float">
            <text:p>0,765197686557967</text:p>
          </table:table-cell>
          <table:table-cell table:style-name="ce19" table:formula="of:=POWER(10;-([.$D$20]-[.L4])/20)" office:value-type="float" office:value="0.0597035286583837" calcext:value-type="float">
            <text:p>0,059703528658384</text:p>
          </table:table-cell>
          <table:table-cell table:number-columns-repeated="50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J1(B)</text:p>
          </table:table-cell>
          <table:table-cell table:style-name="ce10" office:value-type="float" office:value="-14.77" calcext:value-type="float">
            <text:p>-14,77</text:p>
          </table:table-cell>
          <table:table-cell table:style-name="ce14" table:formula="of:=ABS(BESSELJ(3;[.A5]))" office:value-type="float" office:value="0.339058958525936" calcext:value-type="float">
            <text:p>0,339058958525936</text:p>
          </table:table-cell>
          <table:table-cell table:style-name="ce19" table:formula="of:=POWER(10;-([.$D$20]-[.C5])/20)" office:value-type="float" office:value="0.338454271866309" calcext:value-type="float">
            <text:p>0,338454271866309</text:p>
          </table:table-cell>
          <table:table-cell table:style-name="ce10" office:value-type="float" office:value="-36.92" calcext:value-type="float">
            <text:p>-36,92</text:p>
          </table:table-cell>
          <table:table-cell table:style-name="ce14" table:formula="of:=ABS(BESSELJ(4;[.A5]))" office:value-type="float" office:value="0.0660433280235491" calcext:value-type="float">
            <text:p>0,066043328023549</text:p>
          </table:table-cell>
          <table:table-cell table:style-name="ce19" table:formula="of:=POWER(10;-([.$D$20]-[.F5])/20)" office:value-type="float" office:value="0.0264240875732195" calcext:value-type="float">
            <text:p>0,02642408757322</text:p>
          </table:table-cell>
          <table:table-cell table:style-name="ce10" office:value-type="float" office:value="-32.29" calcext:value-type="float">
            <text:p>-32,29</text:p>
          </table:table-cell>
          <table:table-cell table:style-name="ce14" table:formula="of:=ABS(BESSELJ(2;[.A5]))" office:value-type="float" office:value="0.576724807756874" calcext:value-type="float">
            <text:p>0,576724807756874</text:p>
          </table:table-cell>
          <table:table-cell table:style-name="ce19" table:formula="of:=POWER(10;-([.$D$20]-[.I5])/20)" office:value-type="float" office:value="0.0450297981288089" calcext:value-type="float">
            <text:p>0,045029798128809</text:p>
          </table:table-cell>
          <table:table-cell table:style-name="ce10" office:value-type="float" office:value="-36.75" calcext:value-type="float">
            <text:p>-36,75</text:p>
          </table:table-cell>
          <table:table-cell table:style-name="ce14" table:formula="of:=ABS(BESSELJ(1;[.A5]))" office:value-type="float" office:value="0.440050585744933" calcext:value-type="float">
            <text:p>0,440050585744933</text:p>
          </table:table-cell>
          <table:table-cell table:style-name="ce19" table:formula="of:=POWER(10;-([.$D$20]-[.L5])/20)" office:value-type="float" office:value="0.0269463533235047" calcext:value-type="float">
            <text:p>0,026946353323505</text:p>
          </table:table-cell>
          <table:table-cell table:number-columns-repeated="50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j2(B)</text:p>
          </table:table-cell>
          <table:table-cell table:style-name="ce10" office:value-type="float" office:value="-11.54" calcext:value-type="float">
            <text:p>-11,54</text:p>
          </table:table-cell>
          <table:table-cell table:style-name="ce14" table:formula="of:=ABS(BESSELJ(3;[.A6]))" office:value-type="float" office:value="0.486091260585891" calcext:value-type="float">
            <text:p>0,486091260585891</text:p>
          </table:table-cell>
          <table:table-cell table:style-name="ce19" table:formula="of:=POWER(10;-([.$D$20]-[.C6])/20)" office:value-type="float" office:value="0.490907876152603" calcext:value-type="float">
            <text:p>0,490907876152603</text:p>
          </table:table-cell>
          <table:table-cell table:style-name="ce10" office:value-type="float" office:value="-37.04" calcext:value-type="float">
            <text:p>-37,04</text:p>
          </table:table-cell>
          <table:table-cell table:style-name="ce14" table:formula="of:=ABS(BESSELJ(4;[.A6]))" office:value-type="float" office:value="0.364128145852073" calcext:value-type="float">
            <text:p>0,364128145852073</text:p>
          </table:table-cell>
          <table:table-cell table:style-name="ce19" table:formula="of:=POWER(10;-([.$D$20]-[.F6])/20)" office:value-type="float" office:value="0.0260615354999889" calcext:value-type="float">
            <text:p>0,026061535499989</text:p>
          </table:table-cell>
          <table:table-cell table:style-name="ce10" office:value-type="float" office:value="-36.6" calcext:value-type="float">
            <text:p>-36,6</text:p>
          </table:table-cell>
          <table:table-cell table:style-name="ce14" table:formula="of:=ABS(BESSELJ(2;[.A6]))" office:value-type="float" office:value="0.352834028615638" calcext:value-type="float">
            <text:p>0,352834028615638</text:p>
          </table:table-cell>
          <table:table-cell table:style-name="ce19" table:formula="of:=POWER(10;-([.$D$20]-[.I6])/20)" office:value-type="float" office:value="0.0274157417192788" calcext:value-type="float">
            <text:p>0,027415741719279</text:p>
          </table:table-cell>
          <table:table-cell table:style-name="ce10" office:value-type="float" office:value="-46.34" calcext:value-type="float">
            <text:p>-46,34</text:p>
          </table:table-cell>
          <table:table-cell table:style-name="ce14" table:formula="of:=ABS(BESSELJ(1;[.A6]))" office:value-type="float" office:value="0.1149034849319" calcext:value-type="float">
            <text:p>0,1149034849319</text:p>
          </table:table-cell>
          <table:table-cell table:style-name="ce19" table:formula="of:=POWER(10;-([.$D$20]-[.L6])/20)" office:value-type="float" office:value="0.00893305483733294" calcext:value-type="float">
            <text:p>0,008933054837333</text:p>
          </table:table-cell>
          <table:table-cell table:number-columns-repeated="50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j3(B)</text:p>
          </table:table-cell>
          <table:table-cell table:style-name="ce10" office:value-type="float" office:value="-15.502" calcext:value-type="float">
            <text:p>-15,502</text:p>
          </table:table-cell>
          <table:table-cell table:style-name="ce14" table:formula="of:=ABS(BESSELJ(3;[.A7]))" office:value-type="float" office:value="0.309062722255252" calcext:value-type="float">
            <text:p>0,309062722255252</text:p>
          </table:table-cell>
          <table:table-cell table:style-name="ce19" table:formula="of:=POWER(10;-([.$D$20]-[.C7])/20)" office:value-type="float" office:value="0.311099992042456" calcext:value-type="float">
            <text:p>0,311099992042456</text:p>
          </table:table-cell>
          <table:table-cell table:style-name="ce10" office:value-type="float" office:value="-33.79" calcext:value-type="float">
            <text:p>-33,79</text:p>
          </table:table-cell>
          <table:table-cell table:style-name="ce14" table:formula="of:=ABS(BESSELJ(4;[.A7]))" office:value-type="float" office:value="0.430171473875622" calcext:value-type="float">
            <text:p>0,430171473875622</text:p>
          </table:table-cell>
          <table:table-cell table:style-name="ce19" table:formula="of:=POWER(10;-([.$D$20]-[.F7])/20)" office:value-type="float" office:value="0.0378878533748437" calcext:value-type="float">
            <text:p>0,037887853374844</text:p>
          </table:table-cell>
          <table:table-cell table:style-name="ce10" office:value-type="float" office:value="-45.49" calcext:value-type="float">
            <text:p>-45,49</text:p>
          </table:table-cell>
          <table:table-cell table:style-name="ce14" table:formula="of:=ABS(BESSELJ(2;[.A7]))" office:value-type="float" office:value="0.128943249474402" calcext:value-type="float">
            <text:p>0,128943249474402</text:p>
          </table:table-cell>
          <table:table-cell table:style-name="ce19" table:formula="of:=POWER(10;-([.$D$20]-[.I7])/20)" office:value-type="float" office:value="0.00985144642804035" calcext:value-type="float">
            <text:p>0,00985144642804</text:p>
          </table:table-cell>
          <table:table-cell table:style-name="ce10" office:value-type="float" office:value="-61.89" calcext:value-type="float">
            <text:p>-61,89</text:p>
          </table:table-cell>
          <table:table-cell table:style-name="ce14" table:formula="of:=ABS(BESSELJ(1;[.A7]))" office:value-type="float" office:value="0.0195633539826684" calcext:value-type="float">
            <text:p>0,019563353982668</text:p>
          </table:table-cell>
          <table:table-cell table:style-name="ce19" table:formula="of:=POWER(10;-([.$D$20]-[.L7])/20)" office:value-type="float" office:value="0.00149107675545272" calcext:value-type="float">
            <text:p>0,001491076755453</text:p>
          </table:table-cell>
          <table:table-cell table:number-columns-repeated="50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j4(B)</text:p>
          </table:table-cell>
          <table:table-cell table:style-name="ce10" office:value-type="float" office:value="-22.92" calcext:value-type="float">
            <text:p>-22,92</text:p>
          </table:table-cell>
          <table:table-cell table:style-name="ce14" table:formula="of:=ABS(BESSELJ(3;[.A8]))" office:value-type="float" office:value="0.132034183924612" calcext:value-type="float">
            <text:p>0,132034183924612</text:p>
          </table:table-cell>
          <table:table-cell table:style-name="ce19" table:formula="of:=POWER(10;-([.$D$20]-[.C8])/20)" office:value-type="float" office:value="0.132434153519466" calcext:value-type="float">
            <text:p>0,132434153519466</text:p>
          </table:table-cell>
          <table:table-cell table:style-name="ce10" office:value-type="float" office:value="-33.8" calcext:value-type="float">
            <text:p>-33,8</text:p>
          </table:table-cell>
          <table:table-cell table:style-name="ce14" table:formula="of:=ABS(BESSELJ(4;[.A8]))" office:value-type="float" office:value="0.28112906496136" calcext:value-type="float">
            <text:p>0,28112906496136</text:p>
          </table:table-cell>
          <table:table-cell table:style-name="ce19" table:formula="of:=POWER(10;-([.$D$20]-[.F8])/20)" office:value-type="float" office:value="0.0378442584717093" calcext:value-type="float">
            <text:p>0,037844258471709</text:p>
          </table:table-cell>
          <table:table-cell table:style-name="ce10" office:value-type="float" office:value="-56.8" calcext:value-type="float">
            <text:p>-56,8</text:p>
          </table:table-cell>
          <table:table-cell table:style-name="ce14" table:formula="of:=ABS(BESSELJ(2;[.A8]))" office:value-type="float" office:value="0.0339957198075684" calcext:value-type="float">
            <text:p>0,033995719807569</text:p>
          </table:table-cell>
          <table:table-cell table:style-name="ce19" table:formula="of:=POWER(10;-([.$D$20]-[.I8])/20)" office:value-type="float" office:value="0.00267916832481903" calcext:value-type="float">
            <text:p>0,002679168324819</text:p>
          </table:table-cell>
          <table:table-cell table:style-name="ce10"/>
          <table:table-cell table:style-name="ce15"/>
          <table:table-cell table:style-name="ce20"/>
          <table:table-cell table:number-columns-repeated="50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j5(B)</text:p>
          </table:table-cell>
          <table:table-cell table:style-name="ce10" office:value-type="float" office:value="-22.85" calcext:value-type="float">
            <text:p>-22,85</text:p>
          </table:table-cell>
          <table:table-cell table:style-name="ce14" table:formula="of:=ABS(BESSELJ(3;[.A9]))" office:value-type="float" office:value="0.0430284348770476" calcext:value-type="float">
            <text:p>0,043028434877048</text:p>
          </table:table-cell>
          <table:table-cell table:style-name="ce19" table:formula="of:=POWER(10;-([.$D$20]-[.C9])/20)" office:value-type="float" office:value="0.133505758956237" calcext:value-type="float">
            <text:p>0,133505758956237</text:p>
          </table:table-cell>
          <table:table-cell table:style-name="ce10" office:value-type="float" office:value="-37.75" calcext:value-type="float">
            <text:p>-37,75</text:p>
          </table:table-cell>
          <table:table-cell table:style-name="ce14" table:formula="of:=ABS(BESSELJ(4;[.A9]))" office:value-type="float" office:value="0.132086656047098" calcext:value-type="float">
            <text:p>0,132086656047098</text:p>
          </table:table-cell>
          <table:table-cell table:style-name="ce19" table:formula="of:=POWER(10;-([.$D$20]-[.F9])/20)" office:value-type="float" office:value="0.024015962678857" calcext:value-type="float">
            <text:p>0,024015962678857</text:p>
          </table:table-cell>
          <table:table-cell table:style-name="ce10"/>
          <table:table-cell table:style-name="ce14"/>
          <table:table-cell table:style-name="ce20"/>
          <table:table-cell table:style-name="ce10"/>
          <table:table-cell table:style-name="ce15"/>
          <table:table-cell table:style-name="ce20"/>
          <table:table-cell table:number-columns-repeated="50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j6(B)</text:p>
          </table:table-cell>
          <table:table-cell table:style-name="ce10" office:value-type="float" office:value="-32.41" calcext:value-type="float">
            <text:p>-32,41</text:p>
          </table:table-cell>
          <table:table-cell table:style-name="ce14" table:formula="of:=ABS(BESSELJ(3;[.A10]))" office:value-type="float" office:value="0.0113939323322131" calcext:value-type="float">
            <text:p>0,011393932332213</text:p>
          </table:table-cell>
          <table:table-cell table:style-name="ce19" table:formula="of:=POWER(10;-([.$D$20]-[.C10])/20)" office:value-type="float" office:value="0.0444119661365589" calcext:value-type="float">
            <text:p>0,044411966136559</text:p>
          </table:table-cell>
          <table:table-cell table:style-name="ce10" office:value-type="float" office:value="-37.79" calcext:value-type="float">
            <text:p>-37,79</text:p>
          </table:table-cell>
          <table:table-cell table:style-name="ce14" table:formula="of:=ABS(BESSELJ(4;[.A10]))" office:value-type="float" office:value="0.0490875751563856" calcext:value-type="float">
            <text:p>0,049087575156386</text:p>
          </table:table-cell>
          <table:table-cell table:style-name="ce19" table:formula="of:=POWER(10;-([.$D$20]-[.F10])/20)" office:value-type="float" office:value="0.0239056193534463" calcext:value-type="float">
            <text:p>0,023905619353446</text:p>
          </table:table-cell>
          <table:table-cell table:style-name="ce10"/>
          <table:table-cell table:style-name="ce14"/>
          <table:table-cell table:style-name="ce20"/>
          <table:table-cell table:style-name="ce10"/>
          <table:table-cell table:style-name="ce15"/>
          <table:table-cell table:style-name="ce20"/>
          <table:table-cell table:number-columns-repeated="50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j7(B)</text:p>
          </table:table-cell>
          <table:table-cell table:style-name="ce10" office:value-type="float" office:value="-44.04" calcext:value-type="float">
            <text:p>-44,04</text:p>
          </table:table-cell>
          <table:table-cell table:style-name="ce14" table:formula="of:=ABS(BESSELJ(3;[.A11]))" office:value-type="float" office:value="0.00254729445180469" calcext:value-type="float">
            <text:p>0,002547294451805</text:p>
          </table:table-cell>
          <table:table-cell table:style-name="ce19" table:formula="of:=POWER(10;-([.$D$20]-[.C11])/20)" office:value-type="float" office:value="0.0116412602941049" calcext:value-type="float">
            <text:p>0,011641260294105</text:p>
          </table:table-cell>
          <table:table-cell table:style-name="ce10" office:value-type="float" office:value="-45.12" calcext:value-type="float">
            <text:p>-45,12</text:p>
          </table:table-cell>
          <table:table-cell table:style-name="ce14" table:formula="of:=ABS(BESSELJ(4;[.A11]))" office:value-type="float" office:value="0.0151760694220585" calcext:value-type="float">
            <text:p>0,015176069422059</text:p>
          </table:table-cell>
          <table:table-cell table:style-name="ce19" table:formula="of:=POWER(10;-([.$D$20]-[.F11])/20)" office:value-type="float" office:value="0.0102801629812647" calcext:value-type="float">
            <text:p>0,010280162981265</text:p>
          </table:table-cell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number-columns-repeated="50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j8(B)</text:p>
          </table:table-cell>
          <table:table-cell table:style-name="ce10"/>
          <table:table-cell table:style-name="ce14" table:formula="of:=ABS(BESSELJ(3;[.A12]))" office:value-type="float" office:value="0.000493441776208835" calcext:value-type="float">
            <text:p>0,000493441776209</text:p>
          </table:table-cell>
          <table:table-cell table:style-name="ce19" table:formula="of:=POWER(10;-([.$D$20]-[.C12])/20)" office:value-type="float" office:value="1.85353162341481" calcext:value-type="float">
            <text:p>1,85353162341481</text:p>
          </table:table-cell>
          <table:table-cell table:style-name="ce10" office:value-type="float" office:value="-45.07" calcext:value-type="float">
            <text:p>-45,07</text:p>
          </table:table-cell>
          <table:table-cell table:style-name="ce14" table:formula="of:=ABS(BESSELJ(4;[.A12]))" office:value-type="float" office:value="0.00402866782081901" calcext:value-type="float">
            <text:p>0,004028667820819</text:p>
          </table:table-cell>
          <table:table-cell table:style-name="ce19" table:formula="of:=POWER(10;-([.$D$20]-[.F12])/20)" office:value-type="float" office:value="0.0103395110098237" calcext:value-type="float">
            <text:p>0,010339511009824</text:p>
          </table:table-cell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number-columns-repeated="50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j1(B)</text:p>
          </table:table-cell>
          <table:table-cell table:style-name="ce10"/>
          <table:table-cell table:style-name="ce14" table:formula="of:=ABS(BESSELJ(3;[.A13]))" office:value-type="float" office:value="0.0000843950213090918" calcext:value-type="float">
            <text:p>8,43950213090918E-05</text:p>
          </table:table-cell>
          <table:table-cell table:style-name="ce19" table:formula="of:=POWER(10;-([.$D$20]-[.C13])/20)" office:value-type="float" office:value="1.85353162341481" calcext:value-type="float">
            <text:p>1,85353162341481</text:p>
          </table:table-cell>
          <table:table-cell table:style-name="ce10" office:value-type="float" office:value="-57.74" calcext:value-type="float">
            <text:p>-57,74</text:p>
          </table:table-cell>
          <table:table-cell table:style-name="ce14" table:formula="of:=ABS(BESSELJ(4;[.A13]))" office:value-type="float" office:value="0.000938601861217564" calcext:value-type="float">
            <text:p>0,000938601861218</text:p>
          </table:table-cell>
          <table:table-cell table:style-name="ce19" table:formula="of:=POWER(10;-([.$D$20]-[.F13])/20)" office:value-type="float" office:value="0.00240436280000693" calcext:value-type="float">
            <text:p>0,002404362800007</text:p>
          </table:table-cell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number-columns-repeated="50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j2(B)</text:p>
          </table:table-cell>
          <table:table-cell table:style-name="ce10"/>
          <table:table-cell table:style-name="ce15"/>
          <table:table-cell table:style-name="ce20"/>
          <table:table-cell table:style-name="ce10" office:value-type="float" office:value="-54.88" calcext:value-type="float">
            <text:p>-54,88</text:p>
          </table:table-cell>
          <table:table-cell table:style-name="ce14" table:formula="of:=ABS(BESSELJ(4;[.A14]))" office:value-type="float" office:value="0.000195040554660035" calcext:value-type="float">
            <text:p>0,00019504055466</text:p>
          </table:table-cell>
          <table:table-cell table:style-name="ce19" table:formula="of:=POWER(10;-([.$D$20]-[.F14])/20)" office:value-type="float" office:value="0.00334195040026114" calcext:value-type="float">
            <text:p>0,003341950400261</text:p>
          </table:table-cell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number-columns-repeated="50"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j3(B)</text:p>
          </table:table-cell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number-columns-repeated="50"/>
        </table:table-row>
        <table:table-row table:style-name="ro4"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j4(B)</text:p>
          </table:table-cell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number-columns-repeated="50"/>
        </table:table-row>
        <table:table-row table:style-name="ro4"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j5(B)</text:p>
          </table:table-cell>
          <table:table-cell table:style-name="ce11"/>
          <table:table-cell table:style-name="ce16"/>
          <table:table-cell table:style-name="ce21"/>
          <table:table-cell table:style-name="ce11"/>
          <table:table-cell table:style-name="ce16"/>
          <table:table-cell table:style-name="ce21"/>
          <table:table-cell table:style-name="ce11"/>
          <table:table-cell table:style-name="ce16"/>
          <table:table-cell table:style-name="ce21"/>
          <table:table-cell table:style-name="ce11"/>
          <table:table-cell table:style-name="ce16"/>
          <table:table-cell table:style-name="ce21"/>
          <table:table-cell table:number-columns-repeated="50"/>
        </table:table-row>
        <table:table-row table:style-name="ro1" table:number-rows-repeated="2">
          <table:table-cell/>
          <table:table-cell table:style-name="ce1"/>
          <table:table-cell table:number-columns-repeated="62"/>
        </table:table-row>
        <table:table-row table:style-name="ro1">
          <table:table-cell/>
          <table:table-cell table:style-name="ce1"/>
          <table:table-cell office:value-type="string" calcext:value-type="string">
            <text:p>Potencia portadora</text:p>
          </table:table-cell>
          <table:table-cell office:value-type="float" office:value="-5.36" calcext:value-type="float">
            <text:p>-5,36</text:p>
          </table:table-cell>
          <table:table-cell table:number-columns-repeated="60"/>
        </table:table-row>
        <table:table-row table:style-name="ro1" table:number-rows-repeated="980">
          <table:table-cell/>
          <table:table-cell table:style-name="ce1"/>
          <table:table-cell table:number-columns-repeated="62"/>
        </table:table-row>
        <table:table-row table:style-name="ro5" table:number-rows-repeated="1047575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9">00/00/0000</text:date>, <text:time style:data-style-name="N2" text:time-value="14:23:08.8678015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9-09T15:20:51.876312962</dc:date>
    <meta:editing-duration>PT32M13S</meta:editing-duration>
    <meta:editing-cycles>3</meta:editing-cycles>
    <meta:document-statistic meta:table-count="1" meta:cell-count="134" meta:object-count="0"/>
  </office:meta>
</office:document-meta>
</file>